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pos1</text:p>
          </table:table-cell>
          <table:table-cell office:value-type="float" office:value="0.45963807974999998" table:style-name="ce1">
            <text:p>0.45963808</text:p>
          </table:table-cell>
          <table:table-cell office:value-type="float" office:value="2.93050139051E-2" table:style-name="ce1">
            <text:p>0.029305014</text:p>
          </table:table-cell>
          <table:table-cell office:value-type="float" office:value="0.23265202397900001" table:style-name="ce1">
            <text:p>0.232652024</text:p>
          </table:table-cell>
          <table:table-cell office:value-type="float" office:value="1" table:style-name="ce1">
            <text:p>1</text:p>
          </table:table-cell>
          <table:table-cell office:value-type="float" office:value="887" table:style-name="ce1">
            <text:p>887</text:p>
          </table:table-cell>
          <table:table-cell office:value-type="float" office:value="395" table:style-name="ce1">
            <text:p>395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s2</text:p>
          </table:table-cell>
          <table:table-cell office:value-type="float" office:value="0.450875636779" table:style-name="ce1">
            <text:p>0.450875637</text:p>
          </table:table-cell>
          <table:table-cell office:value-type="float" office:value="-4.6918109558900002E-2" table:style-name="ce1">
            <text:p>-0.04691811</text:p>
          </table:table-cell>
          <table:table-cell office:value-type="float" office:value="0.514286207409" table:style-name="ce1">
            <text:p>0.514286207</text:p>
          </table:table-cell>
          <table:table-cell office:value-type="float" office:value="1" table:style-name="ce1">
            <text:p>1</text:p>
          </table:table-cell>
          <table:table-cell office:value-type="float" office:value="1265" table:style-name="ce1">
            <text:p>1265</text:p>
          </table:table-cell>
          <table:table-cell office:value-type="float" office:value="147" table:style-name="ce1">
            <text:p>147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s3</text:p>
          </table:table-cell>
          <table:table-cell office:value-type="float" office:value="0.35486390121299999" table:style-name="ce1">
            <text:p>0.354863901</text:p>
          </table:table-cell>
          <table:table-cell office:value-type="float" office:value="0.163132145289" table:style-name="ce1">
            <text:p>0.163132145</text:p>
          </table:table-cell>
          <table:table-cell office:value-type="float" office:value="0.24679720048000001" table:style-name="ce1">
            <text:p>0.2467972</text:p>
          </table:table-cell>
          <table:table-cell office:value-type="float" office:value="1" table:style-name="ce1">
            <text:p>1</text:p>
          </table:table-cell>
          <table:table-cell office:value-type="float" office:value="620" table:style-name="ce1">
            <text:p>620</text:p>
          </table:table-cell>
          <table:table-cell office:value-type="float" office:value="536" table:style-name="ce1">
            <text:p>536</text:p>
          </table:table-cell>
          <table:table-cell office:value-type="float" office:value="0.53" table:style-name="ce1">
            <text:p>0.5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s4</text:p>
          </table:table-cell>
          <table:table-cell office:value-type="float" office:value="0.44297463271300003" table:style-name="ce1">
            <text:p>0.442974633</text:p>
          </table:table-cell>
          <table:table-cell office:value-type="float" office:value="0.28273413966599997" table:style-name="ce1">
            <text:p>0.28273414</text:p>
          </table:table-cell>
          <table:table-cell office:value-type="float" office:value="0.54251325588599997" table:style-name="ce1">
            <text:p>0.542513256</text:p>
          </table:table-cell>
          <table:table-cell office:value-type="float" office:value="1" table:style-name="ce1">
            <text:p>1</text:p>
          </table:table-cell>
          <table:table-cell office:value-type="float" office:value="242" table:style-name="ce1">
            <text:p>242</text:p>
          </table:table-cell>
          <table:table-cell office:value-type="float" office:value="133" table:style-name="ce1">
            <text:p>133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s5</text:p>
          </table:table-cell>
          <table:table-cell office:value-type="float" office:value="0.74616467613699999" table:style-name="ce1">
            <text:p>0.746164676</text:p>
          </table:table-cell>
          <table:table-cell office:value-type="float" office:value="0.115526903275" table:style-name="ce1">
            <text:p>0.115526903</text:p>
          </table:table-cell>
          <table:table-cell office:value-type="float" office:value="0.12562279161100001" table:style-name="ce1">
            <text:p>0.125622792</text:p>
          </table:table-cell>
          <table:table-cell office:value-type="float" office:value="1" table:style-name="ce1">
            <text:p>1</text:p>
          </table:table-cell>
          <table:table-cell office:value-type="float" office:value="741" table:style-name="ce1">
            <text:p>741</text:p>
          </table:table-cell>
          <table:table-cell office:value-type="float" office:value="141" table:style-name="ce1">
            <text:p>141</text:p>
          </table:table-cell>
          <table:table-cell office:value-type="float" office:value="0.74" table:style-name="ce1">
            <text:p>0.7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s6</text:p>
          </table:table-cell>
          <table:table-cell office:value-type="float" office:value="0.59083783195999995" table:style-name="ce1">
            <text:p>0.590837832</text:p>
          </table:table-cell>
          <table:table-cell office:value-type="float" office:value="0.307388295418" table:style-name="ce1">
            <text:p>0.307388295</text:p>
          </table:table-cell>
          <table:table-cell office:value-type="float" office:value="0.20516278990600001" table:style-name="ce1">
            <text:p>0.20516279</text:p>
          </table:table-cell>
          <table:table-cell office:value-type="float" office:value="1" table:style-name="ce1">
            <text:p>1</text:p>
          </table:table-cell>
          <table:table-cell office:value-type="float" office:value="469" table:style-name="ce1">
            <text:p>469</text:p>
          </table:table-cell>
          <table:table-cell office:value-type="float" office:value="250" table:style-name="ce1">
            <text:p>250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s7</text:p>
          </table:table-cell>
          <table:table-cell office:value-type="float" office:value="0.69963378183500002" table:style-name="ce1">
            <text:p>0.699633782</text:p>
          </table:table-cell>
          <table:table-cell office:value-type="float" office:value="-0.17482028858099999" table:style-name="ce1">
            <text:p>-0.174820289</text:p>
          </table:table-cell>
          <table:table-cell office:value-type="float" office:value="3.5786527745399997E-2" table:style-name="ce1">
            <text:p>0.035786528</text:p>
          </table:table-cell>
          <table:table-cell office:value-type="float" office:value="1" table:style-name="ce1">
            <text:p>1</text:p>
          </table:table-cell>
          <table:table-cell office:value-type="float" office:value="1084" table:style-name="ce1">
            <text:p>1084</text:p>
          </table:table-cell>
          <table:table-cell office:value-type="float" office:value="237" table:style-name="ce1">
            <text:p>237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s8</text:p>
          </table:table-cell>
          <table:table-cell office:value-type="float" office:value="0.28922294627799999" table:style-name="ce1">
            <text:p>0.289222946</text:p>
          </table:table-cell>
          <table:table-cell office:value-type="float" office:value="-0.121981998065" table:style-name="ce1">
            <text:p>-0.121981998</text:p>
          </table:table-cell>
          <table:table-cell office:value-type="float" office:value="0.18697028298599999" table:style-name="ce1">
            <text:p>0.186970283</text:p>
          </table:table-cell>
          <table:table-cell office:value-type="float" office:value="1" table:style-name="ce1">
            <text:p>1</text:p>
          </table:table-cell>
          <table:table-cell office:value-type="float" office:value="1149" table:style-name="ce1">
            <text:p>1149</text:p>
          </table:table-cell>
          <table:table-cell office:value-type="float" office:value="705" table:style-name="ce1">
            <text:p>705</text:p>
          </table:table-cell>
          <table:table-cell office:value-type="float" office:value="0.53" table:style-name="ce1">
            <text:p>0.53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s9</text:p>
          </table:table-cell>
          <table:table-cell office:value-type="float" office:value="0.67341977972" table:style-name="ce1">
            <text:p>0.67341978</text:p>
          </table:table-cell>
          <table:table-cell office:value-type="float" office:value="0.47212197477700002" table:style-name="ce1">
            <text:p>0.472121975</text:p>
          </table:table-cell>
          <table:table-cell office:value-type="float" office:value="-0.13713944146000001" table:style-name="ce1">
            <text:p>-0.137139441</text:p>
          </table:table-cell>
          <table:table-cell office:value-type="float" office:value="1" table:style-name="ce1">
            <text:p>1</text:p>
          </table:table-cell>
          <table:table-cell office:value-type="float" office:value="388" table:style-name="ce1">
            <text:p>388</text:p>
          </table:table-cell>
          <table:table-cell office:value-type="float" office:value="321" table:style-name="ce1">
            <text:p>321</text:p>
          </table:table-cell>
          <table:table-cell office:value-type="float" office:value="0.92" table:style-name="ce1">
            <text:p>0.9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s10</text:p>
          </table:table-cell>
          <table:table-cell office:value-type="float" office:value="0.25386679995900002" table:style-name="ce1">
            <text:p>0.2538668</text:p>
          </table:table-cell>
          <table:table-cell office:value-type="float" office:value="0.54528764601699997" table:style-name="ce1">
            <text:p>0.545287646</text:p>
          </table:table-cell>
          <table:table-cell office:value-type="float" office:value="1.14123864188E-2" table:style-name="ce1">
            <text:p>0.011412386</text:p>
          </table:table-cell>
          <table:table-cell office:value-type="float" office:value="1" table:style-name="ce1">
            <text:p>1</text:p>
          </table:table-cell>
          <table:table-cell office:value-type="float" office:value="159" table:style-name="ce1">
            <text:p>159</text:p>
          </table:table-cell>
          <table:table-cell office:value-type="float" office:value="651" table:style-name="ce1">
            <text:p>651</text:p>
          </table:table-cell>
          <table:table-cell office:value-type="float" office:value="0.72" table:style-name="ce1">
            <text:p>0.7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8.2142594304572406E-5" table:style-name="ce2">
            <text:p>8.21E-05</text:p>
          </table:table-cell>
          <table:table-cell office:value-type="float" office:value="-6.7294642246518805E-4" table:style-name="ce1">
            <text:p>-0.000672946</text:p>
          </table:table-cell>
          <table:table-cell office:value-type="float" office:value="0.56996395545091605" table:style-name="ce1">
            <text:p>0.569963955</text:p>
          </table:table-cell>
          <table:table-cell office:value-type="float" office:value="0.33324672251728799" table:style-name="ce1">
            <text:p>0.333246723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float" office:value="-5.6976587209347097E-4" table:style-name="ce1">
            <text:p>-0.000569766</text:p>
          </table:table-cell>
          <table:table-cell office:value-type="float" office:value="4.3138460346742001E-5" table:style-name="ce2">
            <text:p>4.31E-05</text:p>
          </table:table-cell>
          <table:table-cell office:value-type="float" office:value="9.7121212666735304E-2" table:style-name="ce1">
            <text:p>0.097121213</text:p>
          </table:table-cell>
          <table:table-cell office:value-type="float" office:value="0.48280137865631101" table:style-name="ce1">
            <text:p>0.482801379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-3.2448139112447599E-6" table:style-name="ce2">
            <text:p>-3.24E-06</text:p>
          </table:table-cell>
          <table:table-cell office:value-type="float" office:value="-2.10723891706466E-4" table:style-name="ce1">
            <text:p>-0.000210724</text:p>
          </table:table-cell>
          <table:table-cell office:value-type="float" office:value="-0.96556691103121495" table:style-name="ce1">
            <text:p>-0.965566911</text:p>
          </table:table-cell>
          <table:table-cell office:value-type="float" office:value="0.85210973710615801" table:style-name="ce1">
            <text:p>0.852109737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4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table:number-columns-repeated="3" table:style-name="ce2"/>
          <table:table-cell table:number-columns-repeated="16375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10</meta:generator>
    <dc:creator>Scaife, Edward C</dc:creator>
    <meta:creation-date>2019-12-09T16:54:34Z</meta:creation-date>
    <dc:date>2019-12-10T12:50:50Z</dc:date>
    <meta:editing-cycles>1</meta:editing-cycles>
    <meta:editing-duration>PT306S</meta:editing-duration>
  </office:meta>
</office:document-meta>
</file>